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22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2.7264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sta_100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(B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mem(KB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lapsed(s)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6" calcext:value-type="float">
            <text:p>916</text:p>
          </table:table-cell>
          <table:table-cell office:value-type="float" office:value="1.909" calcext:value-type="float">
            <text:p>1.909</text:p>
          </table:table-cell>
          <table:table-cell office:value-type="float" office:value="8732" calcext:value-type="float">
            <text:p>8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% 4% 1% 3% 17% 1% 1% 2%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6" calcext:value-type="float">
            <text:p>916</text:p>
          </table:table-cell>
          <table:table-cell office:value-type="float" office:value="1.938" calcext:value-type="float">
            <text:p>1.938</text:p>
          </table:table-cell>
          <table:table-cell office:value-type="float" office:value="8732" calcext:value-type="float">
            <text:p>8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6% 72% 5% 5% 2% 33% 5%</text:p>
          </table:table-cell>
          <table:table-cell office:value-type="float" office:value="1.939" calcext:value-type="float">
            <text:p>1.93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6" calcext:value-type="float">
            <text:p>916</text:p>
          </table:table-cell>
          <table:table-cell office:value-type="float" office:value="1.926" calcext:value-type="float">
            <text:p>1.926</text:p>
          </table:table-cell>
          <table:table-cell office:value-type="float" office:value="8624" calcext:value-type="float">
            <text:p>8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% 5% 1% 6% 16% 4% 4% 6%</text:p>
          </table:table-cell>
          <table:table-cell office:value-type="float" office:value="1.927" calcext:value-type="float">
            <text:p>1.92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6" calcext:value-type="float">
            <text:p>916</text:p>
          </table:table-cell>
          <table:table-cell office:value-type="float" office:value="1.932" calcext:value-type="float">
            <text:p>1.932</text:p>
          </table:table-cell>
          <table:table-cell office:value-type="float" office:value="8732" calcext:value-type="float">
            <text:p>8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% 5% 6% 5% 16% 8% 5% 6%</text:p>
          </table:table-cell>
          <table:table-cell office:value-type="float" office:value="1.934" calcext:value-type="float">
            <text:p>1.93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6" calcext:value-type="float">
            <text:p>916</text:p>
          </table:table-cell>
          <table:table-cell office:value-type="float" office:value="1.915" calcext:value-type="float">
            <text:p>1.915</text:p>
          </table:table-cell>
          <table:table-cell office:value-type="float" office:value="8564" calcext:value-type="float">
            <text:p>8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3% 89% 5% 7% 4% 14% 4%</text:p>
          </table:table-cell>
          <table:table-cell office:value-type="float" office:value="1.916" calcext:value-type="float">
            <text:p>1.916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6" calcext:value-type="float">
            <text:p>916</text:p>
          </table:table-cell>
          <table:table-cell office:value-type="float" office:value="1.965" calcext:value-type="float">
            <text:p>1.965</text:p>
          </table:table-cell>
          <table:table-cell office:value-type="float" office:value="8652" calcext:value-type="float">
            <text:p>8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2% 3% 3% 10% 4% 4% 2%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6" calcext:value-type="float">
            <text:p>916</text:p>
          </table:table-cell>
          <table:table-cell office:value-type="float" office:value="2.084" calcext:value-type="float">
            <text:p>2.084</text:p>
          </table:table-cell>
          <table:table-cell office:value-type="float" office:value="8772" calcext:value-type="float">
            <text:p>8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% 62% 32% 48% 36% 51% 38% 28%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6" calcext:value-type="float">
            <text:p>916</text:p>
          </table:table-cell>
          <table:table-cell office:value-type="float" office:value="1.898" calcext:value-type="float">
            <text:p>1.898</text:p>
          </table:table-cell>
          <table:table-cell office:value-type="float" office:value="8312" calcext:value-type="float">
            <text:p>8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3% 1% 100% 3% 2% 2% 1%</text:p>
          </table:table-cell>
          <table:table-cell office:value-type="float" office:value="1.899" calcext:value-type="float">
            <text:p>1.89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6" calcext:value-type="float">
            <text:p>916</text:p>
          </table:table-cell>
          <table:table-cell office:value-type="float" office:value="1.93" calcext:value-type="float">
            <text:p>1.93</text:p>
          </table:table-cell>
          <table:table-cell office:value-type="float" office:value="8636" calcext:value-type="float">
            <text:p>8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8% 10% 81% 6% 8% 9% 23%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6" calcext:value-type="float">
            <text:p>916</text:p>
          </table:table-cell>
          <table:table-cell office:value-type="float" office:value="2.004" calcext:value-type="float">
            <text:p>2.004</text:p>
          </table:table-cell>
          <table:table-cell office:value-type="float" office:value="8824" calcext:value-type="float">
            <text:p>8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12% 14% 93% 18% 11% 5% 16%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3" calcext:value-type="float">
            <text:p>913</text:p>
          </table:table-cell>
          <table:table-cell office:value-type="float" office:value="14.498" calcext:value-type="float">
            <text:p>14.498</text:p>
          </table:table-cell>
          <table:table-cell office:value-type="float" office:value="271936" calcext:value-type="float">
            <text:p>271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% 6% 7% 21% 31% 7% 7% 11%</text:p>
          </table:table-cell>
          <table:table-cell office:value-type="float" office:value="14.084" calcext:value-type="float">
            <text:p>14.084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3" calcext:value-type="float">
            <text:p>913</text:p>
          </table:table-cell>
          <table:table-cell office:value-type="float" office:value="14.197" calcext:value-type="float">
            <text:p>14.197</text:p>
          </table:table-cell>
          <table:table-cell office:value-type="float" office:value="264900" calcext:value-type="float">
            <text:p>26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% 21% 44% 6% 9% 17% 13% 8%</text:p>
          </table:table-cell>
          <table:table-cell office:value-type="float" office:value="13.837" calcext:value-type="float">
            <text:p>13.837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3" calcext:value-type="float">
            <text:p>913</text:p>
          </table:table-cell>
          <table:table-cell office:value-type="float" office:value="14.478" calcext:value-type="float">
            <text:p>14.478</text:p>
          </table:table-cell>
          <table:table-cell office:value-type="float" office:value="264976" calcext:value-type="float">
            <text:p>264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8% 67% 7% 7% 8% 40% 8%</text:p>
          </table:table-cell>
          <table:table-cell office:value-type="float" office:value="14.029" calcext:value-type="float">
            <text:p>14.029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3" calcext:value-type="float">
            <text:p>913</text:p>
          </table:table-cell>
          <table:table-cell office:value-type="float" office:value="15.011" calcext:value-type="float">
            <text:p>15.011</text:p>
          </table:table-cell>
          <table:table-cell office:value-type="float" office:value="272196" calcext:value-type="float">
            <text:p>272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7% 6% 58% 6% 6% 7% 48%</text:p>
          </table:table-cell>
          <table:table-cell office:value-type="float" office:value="14.621" calcext:value-type="float">
            <text:p>14.621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3" calcext:value-type="float">
            <text:p>913</text:p>
          </table:table-cell>
          <table:table-cell office:value-type="float" office:value="15.066" calcext:value-type="float">
            <text:p>15.066</text:p>
          </table:table-cell>
          <table:table-cell office:value-type="float" office:value="271604" calcext:value-type="float">
            <text:p>271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6% 59% 6% 6% 7% 46% 6%</text:p>
          </table:table-cell>
          <table:table-cell office:value-type="float" office:value="14.702" calcext:value-type="float">
            <text:p>14.702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3" calcext:value-type="float">
            <text:p>913</text:p>
          </table:table-cell>
          <table:table-cell office:value-type="float" office:value="14.381" calcext:value-type="float">
            <text:p>14.381</text:p>
          </table:table-cell>
          <table:table-cell office:value-type="float" office:value="273104" calcext:value-type="float">
            <text:p>273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% 14% 13% 14% 40% 12% 13% 25%</text:p>
          </table:table-cell>
          <table:table-cell office:value-type="float" office:value="14.044" calcext:value-type="float">
            <text:p>14.044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3" calcext:value-type="float">
            <text:p>913</text:p>
          </table:table-cell>
          <table:table-cell office:value-type="float" office:value="14.104" calcext:value-type="float">
            <text:p>14.104</text:p>
          </table:table-cell>
          <table:table-cell office:value-type="float" office:value="270564" calcext:value-type="float">
            <text:p>270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37% 3% 3% 3% 65% 3%</text:p>
          </table:table-cell>
          <table:table-cell office:value-type="float" office:value="13.654" calcext:value-type="float">
            <text:p>13.654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3" calcext:value-type="float">
            <text:p>913</text:p>
          </table:table-cell>
          <table:table-cell office:value-type="float" office:value="14.195" calcext:value-type="float">
            <text:p>14.195</text:p>
          </table:table-cell>
          <table:table-cell office:value-type="float" office:value="265620" calcext:value-type="float">
            <text:p>265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1% 29% 1% 1% 1% 73%</text:p>
          </table:table-cell>
          <table:table-cell office:value-type="float" office:value="13.731" calcext:value-type="float">
            <text:p>13.731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3" calcext:value-type="float">
            <text:p>913</text:p>
          </table:table-cell>
          <table:table-cell office:value-type="float" office:value="13.928" calcext:value-type="float">
            <text:p>13.928</text:p>
          </table:table-cell>
          <table:table-cell office:value-type="float" office:value="266104" calcext:value-type="float">
            <text:p>266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2% 1% 98% 2% 2% 1% 3%</text:p>
          </table:table-cell>
          <table:table-cell office:value-type="float" office:value="13.465" calcext:value-type="float">
            <text:p>13.465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3" calcext:value-type="float">
            <text:p>913</text:p>
          </table:table-cell>
          <table:table-cell office:value-type="float" office:value="13.987" calcext:value-type="float">
            <text:p>13.987</text:p>
          </table:table-cell>
          <table:table-cell office:value-type="float" office:value="265580" calcext:value-type="float">
            <text:p>265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3% 57% 3% 2% 3% 45%</text:p>
          </table:table-cell>
          <table:table-cell office:value-type="float" office:value="13.528" calcext:value-type="float">
            <text:p>13.52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9" calcext:value-type="float">
            <text:p>919</text:p>
          </table:table-cell>
          <table:table-cell office:value-type="float" office:value="7.049" calcext:value-type="float">
            <text:p>7.049</text:p>
          </table:table-cell>
          <table:table-cell office:value-type="float" office:value="309424" calcext:value-type="float">
            <text:p>309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2% 2% 47% 3% 3% 4% 56%</text:p>
          </table:table-cell>
          <table:table-cell office:value-type="float" office:value="6.599" calcext:value-type="float">
            <text:p>6.59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9" calcext:value-type="float">
            <text:p>919</text:p>
          </table:table-cell>
          <table:table-cell office:value-type="float" office:value="7.086" calcext:value-type="float">
            <text:p>7.086</text:p>
          </table:table-cell>
          <table:table-cell office:value-type="float" office:value="297784" calcext:value-type="float">
            <text:p>297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% 28% 3% 3% 5% 5% 5% 3%</text:p>
          </table:table-cell>
          <table:table-cell office:value-type="float" office:value="6.637" calcext:value-type="float">
            <text:p>6.63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9" calcext:value-type="float">
            <text:p>919</text:p>
          </table:table-cell>
          <table:table-cell office:value-type="float" office:value="7.079" calcext:value-type="float">
            <text:p>7.079</text:p>
          </table:table-cell>
          <table:table-cell office:value-type="float" office:value="297788" calcext:value-type="float">
            <text:p>297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5% 92% 4% 3% 8% 11% 3%</text:p>
          </table:table-cell>
          <table:table-cell office:value-type="float" office:value="6.626" calcext:value-type="float">
            <text:p>6.626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9" calcext:value-type="float">
            <text:p>919</text:p>
          </table:table-cell>
          <table:table-cell office:value-type="float" office:value="6.964" calcext:value-type="float">
            <text:p>6.964</text:p>
          </table:table-cell>
          <table:table-cell office:value-type="float" office:value="314160" calcext:value-type="float">
            <text:p>314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3% 2% 49% 6% 4% 2% 52%</text:p>
          </table:table-cell>
          <table:table-cell office:value-type="float" office:value="6.526" calcext:value-type="float">
            <text:p>6.526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9" calcext:value-type="float">
            <text:p>919</text:p>
          </table:table-cell>
          <table:table-cell office:value-type="float" office:value="7.064" calcext:value-type="float">
            <text:p>7.064</text:p>
          </table:table-cell>
          <table:table-cell office:value-type="float" office:value="296608" calcext:value-type="float">
            <text:p>296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54% 7% 6% 4% 48% 4% 9%</text:p>
          </table:table-cell>
          <table:table-cell office:value-type="float" office:value="6.617" calcext:value-type="float">
            <text:p>6.61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9" calcext:value-type="float">
            <text:p>919</text:p>
          </table:table-cell>
          <table:table-cell office:value-type="float" office:value="6.943" calcext:value-type="float">
            <text:p>6.943</text:p>
          </table:table-cell>
          <table:table-cell office:value-type="float" office:value="303516" calcext:value-type="float">
            <text:p>303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18% 7% 2% 2% 83% 6%</text:p>
          </table:table-cell>
          <table:table-cell office:value-type="float" office:value="6.492" calcext:value-type="float">
            <text:p>6.49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9" calcext:value-type="float">
            <text:p>919</text:p>
          </table:table-cell>
          <table:table-cell office:value-type="float" office:value="7.011" calcext:value-type="float">
            <text:p>7.011</text:p>
          </table:table-cell>
          <table:table-cell office:value-type="float" office:value="298324" calcext:value-type="float">
            <text:p>298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96% 4% 7% 4% 5% 3% 3%</text:p>
          </table:table-cell>
          <table:table-cell office:value-type="float" office:value="6.561" calcext:value-type="float">
            <text:p>6.56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9" calcext:value-type="float">
            <text:p>919</text:p>
          </table:table-cell>
          <table:table-cell office:value-type="float" office:value="7.43" calcext:value-type="float">
            <text:p>7.43</text:p>
          </table:table-cell>
          <table:table-cell office:value-type="float" office:value="297476" calcext:value-type="float">
            <text:p>297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11% 11% 49% 12% 12% 12% 63%</text:p>
          </table:table-cell>
          <table:table-cell office:value-type="float" office:value="7.055" calcext:value-type="float">
            <text:p>7.05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9" calcext:value-type="float">
            <text:p>919</text:p>
          </table:table-cell>
          <table:table-cell office:value-type="float" office:value="7.241" calcext:value-type="float">
            <text:p>7.241</text:p>
          </table:table-cell>
          <table:table-cell office:value-type="float" office:value="296892" calcext:value-type="float">
            <text:p>296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48% 7% 19% 7% 28% 8% 24%</text:p>
          </table:table-cell>
          <table:table-cell office:value-type="float" office:value="6.795" calcext:value-type="float">
            <text:p>6.79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9" calcext:value-type="float">
            <text:p>919</text:p>
          </table:table-cell>
          <table:table-cell office:value-type="float" office:value="7.155" calcext:value-type="float">
            <text:p>7.155</text:p>
          </table:table-cell>
          <table:table-cell office:value-type="float" office:value="322324" calcext:value-type="float">
            <text:p>322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45% 15% 14% 9% 57% 10% 11%</text:p>
          </table:table-cell>
          <table:table-cell office:value-type="float" office:value="6.727" calcext:value-type="float">
            <text:p>6.72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5" calcext:value-type="float">
            <text:p>965</text:p>
          </table:table-cell>
          <table:table-cell office:value-type="float" office:value="6.616" calcext:value-type="float">
            <text:p>6.616</text:p>
          </table:table-cell>
          <table:table-cell office:value-type="float" office:value="307440" calcext:value-type="float">
            <text:p>307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53% 13% 5% 5% 22% 25% 5%</text:p>
          </table:table-cell>
          <table:table-cell office:value-type="float" office:value="6.168" calcext:value-type="float">
            <text:p>6.168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5" calcext:value-type="float">
            <text:p>965</text:p>
          </table:table-cell>
          <table:table-cell office:value-type="float" office:value="6.685" calcext:value-type="float">
            <text:p>6.685</text:p>
          </table:table-cell>
          <table:table-cell office:value-type="float" office:value="305472" calcext:value-type="float">
            <text:p>305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5% 4% 25% 5% 7% 4% 81%</text:p>
          </table:table-cell>
          <table:table-cell office:value-type="float" office:value="6.221" calcext:value-type="float">
            <text:p>6.221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5" calcext:value-type="float">
            <text:p>965</text:p>
          </table:table-cell>
          <table:table-cell office:value-type="float" office:value="6.441" calcext:value-type="float">
            <text:p>6.441</text:p>
          </table:table-cell>
          <table:table-cell office:value-type="float" office:value="305664" calcext:value-type="float">
            <text:p>305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5% 22% 6% 6% 4% 81% 7%</text:p>
          </table:table-cell>
          <table:table-cell office:value-type="float" office:value="6.199" calcext:value-type="float">
            <text:p>6.199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5" calcext:value-type="float">
            <text:p>965</text:p>
          </table:table-cell>
          <table:table-cell office:value-type="float" office:value="6.522" calcext:value-type="float">
            <text:p>6.522</text:p>
          </table:table-cell>
          <table:table-cell office:value-type="float" office:value="323224" calcext:value-type="float">
            <text:p>323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82% 3% 2% 2% 20% 2% 3%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5" calcext:value-type="float">
            <text:p>965</text:p>
          </table:table-cell>
          <table:table-cell office:value-type="float" office:value="6.611" calcext:value-type="float">
            <text:p>6.611</text:p>
          </table:table-cell>
          <table:table-cell office:value-type="float" office:value="318336" calcext:value-type="float">
            <text:p>318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6% 5% 81% 5% 4% 3% 20%</text:p>
          </table:table-cell>
          <table:table-cell office:value-type="float" office:value="6.149" calcext:value-type="float">
            <text:p>6.149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5" calcext:value-type="float">
            <text:p>965</text:p>
          </table:table-cell>
          <table:table-cell office:value-type="float" office:value="6.591" calcext:value-type="float">
            <text:p>6.591</text:p>
          </table:table-cell>
          <table:table-cell office:value-type="float" office:value="308828" calcext:value-type="float">
            <text:p>308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53% 7% 15% 7% 40% 6% 8%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5" calcext:value-type="float">
            <text:p>965</text:p>
          </table:table-cell>
          <table:table-cell office:value-type="float" office:value="6.728" calcext:value-type="float">
            <text:p>6.728</text:p>
          </table:table-cell>
          <table:table-cell office:value-type="float" office:value="308804" calcext:value-type="float">
            <text:p>308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7% 72% 6% 5% 5% 31% 4%</text:p>
          </table:table-cell>
          <table:table-cell office:value-type="float" office:value="6.293" calcext:value-type="float">
            <text:p>6.29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5" calcext:value-type="float">
            <text:p>965</text:p>
          </table:table-cell>
          <table:table-cell office:value-type="float" office:value="6.732" calcext:value-type="float">
            <text:p>6.732</text:p>
          </table:table-cell>
          <table:table-cell office:value-type="float" office:value="299404" calcext:value-type="float">
            <text:p>299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% 5% 6% 66% 8% 5% 5% 15%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5" calcext:value-type="float">
            <text:p>965</text:p>
          </table:table-cell>
          <table:table-cell office:value-type="float" office:value="6.674" calcext:value-type="float">
            <text:p>6.674</text:p>
          </table:table-cell>
          <table:table-cell office:value-type="float" office:value="310412" calcext:value-type="float">
            <text:p>310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5% 5% 36% 6% 4% 5% 67%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5" calcext:value-type="float">
            <text:p>965</text:p>
          </table:table-cell>
          <table:table-cell office:value-type="float" office:value="6.812" calcext:value-type="float">
            <text:p>6.812</text:p>
          </table:table-cell>
          <table:table-cell office:value-type="float" office:value="319184" calcext:value-type="float">
            <text:p>319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% 6% 5% 6% 33% 7% 6% 7%</text:p>
          </table:table-cell>
          <table:table-cell office:value-type="float" office:value="6.349" calcext:value-type="float">
            <text:p>6.34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2" calcext:value-type="float">
            <text:p>962</text:p>
          </table:table-cell>
          <table:table-cell office:value-type="float" office:value="1.355" calcext:value-type="float">
            <text:p>1.355</text:p>
          </table:table-cell>
          <table:table-cell office:value-type="float" office:value="271100" calcext:value-type="float">
            <text:p>27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9% 17% 10% 9% 98% 8% 7%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2" calcext:value-type="float">
            <text:p>962</text:p>
          </table:table-cell>
          <table:table-cell office:value-type="float" office:value="1.36" calcext:value-type="float">
            <text:p>1.36</text:p>
          </table:table-cell>
          <table:table-cell office:value-type="float" office:value="267344" calcext:value-type="float">
            <text:p>26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% 16% 12% 8% 22% 9% 8% 9%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2" calcext:value-type="float">
            <text:p>962</text:p>
          </table:table-cell>
          <table:table-cell office:value-type="float" office:value="1.354" calcext:value-type="float">
            <text:p>1.354</text:p>
          </table:table-cell>
          <table:table-cell office:value-type="float" office:value="272204" calcext:value-type="float">
            <text:p>272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% 16% 8% 8% 46% 13% 10% 7%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2" calcext:value-type="float">
            <text:p>962</text:p>
          </table:table-cell>
          <table:table-cell office:value-type="float" office:value="1.356" calcext:value-type="float">
            <text:p>1.356</text:p>
          </table:table-cell>
          <table:table-cell office:value-type="float" office:value="268376" calcext:value-type="float">
            <text:p>268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% 13% 11% 12% 16% 8% 10% 12%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2" calcext:value-type="float">
            <text:p>962</text:p>
          </table:table-cell>
          <table:table-cell office:value-type="float" office:value="1.378" calcext:value-type="float">
            <text:p>1.378</text:p>
          </table:table-cell>
          <table:table-cell office:value-type="float" office:value="259732" calcext:value-type="float">
            <text:p>259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18% 14% 38% 13% 18% 15% 76%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2" calcext:value-type="float">
            <text:p>962</text:p>
          </table:table-cell>
          <table:table-cell office:value-type="float" office:value="1.355" calcext:value-type="float">
            <text:p>1.355</text:p>
          </table:table-cell>
          <table:table-cell office:value-type="float" office:value="272252" calcext:value-type="float">
            <text:p>272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65% 9% 9% 8% 42% 12% 12%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2" calcext:value-type="float">
            <text:p>962</text:p>
          </table:table-cell>
          <table:table-cell office:value-type="float" office:value="1.363" calcext:value-type="float">
            <text:p>1.363</text:p>
          </table:table-cell>
          <table:table-cell office:value-type="float" office:value="269472" calcext:value-type="float">
            <text:p>269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18% 44% 8% 9% 8% 64% 8%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2" calcext:value-type="float">
            <text:p>962</text:p>
          </table:table-cell>
          <table:table-cell office:value-type="float" office:value="1.369" calcext:value-type="float">
            <text:p>1.369</text:p>
          </table:table-cell>
          <table:table-cell office:value-type="float" office:value="267260" calcext:value-type="float">
            <text:p>267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8% 8% 53% 14% 9% 9% 53%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2" calcext:value-type="float">
            <text:p>962</text:p>
          </table:table-cell>
          <table:table-cell office:value-type="float" office:value="1.349" calcext:value-type="float">
            <text:p>1.349</text:p>
          </table:table-cell>
          <table:table-cell office:value-type="float" office:value="272828" calcext:value-type="float">
            <text:p>272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8% 91% 9% 10% 9% 16% 8%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2" calcext:value-type="float">
            <text:p>962</text:p>
          </table:table-cell>
          <table:table-cell office:value-type="float" office:value="1.348" calcext:value-type="float">
            <text:p>1.348</text:p>
          </table:table-cell>
          <table:table-cell office:value-type="float" office:value="273640" calcext:value-type="float">
            <text:p>273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9% 17% 9% 9% 99% 9% 9%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1" calcext:value-type="float">
            <text:p>981</text:p>
          </table:table-cell>
          <table:table-cell office:value-type="float" office:value="1.357" calcext:value-type="float">
            <text:p>1.357</text:p>
          </table:table-cell>
          <table:table-cell office:value-type="float" office:value="258632" calcext:value-type="float">
            <text:p>258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9% 99% 10% 8% 8% 9% 10%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1" calcext:value-type="float">
            <text:p>981</text:p>
          </table:table-cell>
          <table:table-cell office:value-type="float" office:value="1.344" calcext:value-type="float">
            <text:p>1.344</text:p>
          </table:table-cell>
          <table:table-cell office:value-type="float" office:value="261040" calcext:value-type="float">
            <text:p>261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% 10% 9% 9% 63% 8% 10% 8%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1" calcext:value-type="float">
            <text:p>981</text:p>
          </table:table-cell>
          <table:table-cell office:value-type="float" office:value="1.348" calcext:value-type="float">
            <text:p>1.348</text:p>
          </table:table-cell>
          <table:table-cell office:value-type="float" office:value="258548" calcext:value-type="float">
            <text:p>258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1% 8% 83% 10% 9% 9% 26%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1" calcext:value-type="float">
            <text:p>981</text:p>
          </table:table-cell>
          <table:table-cell office:value-type="float" office:value="1.354" calcext:value-type="float">
            <text:p>1.354</text:p>
          </table:table-cell>
          <table:table-cell office:value-type="float" office:value="257616" calcext:value-type="float">
            <text:p>257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8% 8% 97% 9% 11% 7% 9%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1" calcext:value-type="float">
            <text:p>981</text:p>
          </table:table-cell>
          <table:table-cell office:value-type="float" office:value="1.328" calcext:value-type="float">
            <text:p>1.328</text:p>
          </table:table-cell>
          <table:table-cell office:value-type="float" office:value="260400" calcext:value-type="float">
            <text:p>26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8% 9% 99% 9% 10% 9% 7%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1" calcext:value-type="float">
            <text:p>981</text:p>
          </table:table-cell>
          <table:table-cell office:value-type="float" office:value="1.338" calcext:value-type="float">
            <text:p>1.338</text:p>
          </table:table-cell>
          <table:table-cell office:value-type="float" office:value="260740" calcext:value-type="float">
            <text:p>260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7% 9% 100% 9% 8% 8% 8%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1" calcext:value-type="float">
            <text:p>981</text:p>
          </table:table-cell>
          <table:table-cell office:value-type="float" office:value="1.346" calcext:value-type="float">
            <text:p>1.346</text:p>
          </table:table-cell>
          <table:table-cell office:value-type="float" office:value="259404" calcext:value-type="float">
            <text:p>259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8% 8% 100% 9% 10% 8% 8%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1" calcext:value-type="float">
            <text:p>981</text:p>
          </table:table-cell>
          <table:table-cell office:value-type="float" office:value="1.334" calcext:value-type="float">
            <text:p>1.334</text:p>
          </table:table-cell>
          <table:table-cell office:value-type="float" office:value="262224" calcext:value-type="float">
            <text:p>262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9% 70% 9% 8% 9% 37% 9%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1" calcext:value-type="float">
            <text:p>981</text:p>
          </table:table-cell>
          <table:table-cell office:value-type="float" office:value="1.341" calcext:value-type="float">
            <text:p>1.341</text:p>
          </table:table-cell>
          <table:table-cell office:value-type="float" office:value="258840" calcext:value-type="float">
            <text:p>258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78% 8% 10% 8% 30% 9% 9%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1" calcext:value-type="float">
            <text:p>981</text:p>
          </table:table-cell>
          <table:table-cell office:value-type="float" office:value="1.345" calcext:value-type="float">
            <text:p>1.345</text:p>
          </table:table-cell>
          <table:table-cell office:value-type="float" office:value="260316" calcext:value-type="float">
            <text:p>260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8% 9% 99% 10% 9% 9% 9%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1.071" calcext:value-type="float">
            <text:p>1.071</text:p>
          </table:table-cell>
          <table:table-cell office:value-type="float" office:value="232348" calcext:value-type="float">
            <text:p>232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1% 14% 12% 11% 14% 11% 98%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1.104" calcext:value-type="float">
            <text:p>1.104</text:p>
          </table:table-cell>
          <table:table-cell office:value-type="float" office:value="232884" calcext:value-type="float">
            <text:p>232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9% 13% 11% 11% 12% 13% 97%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1.116" calcext:value-type="float">
            <text:p>1.116</text:p>
          </table:table-cell>
          <table:table-cell office:value-type="float" office:value="232656" calcext:value-type="float">
            <text:p>232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91% 13% 9% 12% 18% 13% 11%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1.097" calcext:value-type="float">
            <text:p>1.097</text:p>
          </table:table-cell>
          <table:table-cell office:value-type="float" office:value="232500" calcext:value-type="float">
            <text:p>23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% 12% 11% 11% 10% 84% 13% 11%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1.107" calcext:value-type="float">
            <text:p>1.107</text:p>
          </table:table-cell>
          <table:table-cell office:value-type="float" office:value="233064" calcext:value-type="float">
            <text:p>233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% 11% 14% 12% 28% 12% 11% 12%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1.101" calcext:value-type="float">
            <text:p>1.101</text:p>
          </table:table-cell>
          <table:table-cell office:value-type="float" office:value="232668" calcext:value-type="float">
            <text:p>232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34% 11% 10% 11% 76% 14% 12%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1.101" calcext:value-type="float">
            <text:p>1.101</text:p>
          </table:table-cell>
          <table:table-cell office:value-type="float" office:value="232644" calcext:value-type="float">
            <text:p>232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2% 12% 11% 12% 13% 98% 11%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1.111" calcext:value-type="float">
            <text:p>1.111</text:p>
          </table:table-cell>
          <table:table-cell office:value-type="float" office:value="232536" calcext:value-type="float">
            <text:p>232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13% 13% 12% 11% 11% 95% 14%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1.111" calcext:value-type="float">
            <text:p>1.111</text:p>
          </table:table-cell>
          <table:table-cell office:value-type="float" office:value="232896" calcext:value-type="float">
            <text:p>232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12% 11% 12% 12% 11% 11% 97%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1.118" calcext:value-type="float">
            <text:p>1.118</text:p>
          </table:table-cell>
          <table:table-cell office:value-type="float" office:value="233048" calcext:value-type="float">
            <text:p>233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1% 98% 11% 9% 9% 11% 9%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63" calcext:value-type="float">
            <text:p>0.763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% 100% 26% 24% 23% 23% 28% 24%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66" calcext:value-type="float">
            <text:p>0.766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% 27% 23% 23% 23% 24% 23% 21%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63" calcext:value-type="float">
            <text:p>0.763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% 27% 24% 100% 24% 27% 23% 24%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65" calcext:value-type="float">
            <text:p>0.765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% 23% 24% 100% 23% 24% 23% 24%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51" calcext:value-type="float">
            <text:p>0.751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% 21% 100% 21% 27% 27% 24% 24%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58" calcext:value-type="float">
            <text:p>0.758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% 35% 23% 24% 25% 90% 24% 24%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61" calcext:value-type="float">
            <text:p>0.761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% 24% 24% 26% 28% 21% 21% 23%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62" calcext:value-type="float">
            <text:p>0.762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% 29% 23% 97% 26% 24% 26% 24%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47" calcext:value-type="float">
            <text:p>0.747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% 29% 48% 23% 21% 26% 70% 30%</text:p>
          </table:table-cell>
          <table:table-cell office:value-type="float" office:value="0.297" calcext:value-type="float">
            <text:p>0.297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61" calcext:value-type="float">
            <text:p>0.761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% 23% 23% 24% 23% 24% 26% 24%</text:p>
          </table:table-cell>
          <table:table-cell office:value-type="float" office:value="0.3" calcext:value-type="float">
            <text:p>0.3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Averag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ta – python</text:p>
          </table:table-cell>
          <table:table-cell table:formula="of:=AVERAGE([.J2:.J11])" office:value-type="float" office:value="1.9524" calcext:value-type="float">
            <text:p>1.9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-------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ta_channels</text:p>
          </table:table-cell>
          <table:table-cell table:formula="of:=AVERAGE([.J13:.J22])" office:value-type="float" office:value="13.9695" calcext:value-type="float">
            <text:p>13.9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 resumables</text:p>
          </table:table-cell>
          <table:table-cell table:formula="of:=AVERAGE([.J24:.J33])" office:value-type="float" office:value="6.6635" calcext:value-type="float">
            <text:p>6.66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optimized</text:p>
          </table:table-cell>
          <table:table-cell table:formula="of:=AVERAGE([.J35:.J44])" office:value-type="float" office:value="6.2129" calcext:value-type="float">
            <text:p>6.2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no_resumable</text:p>
          </table:table-cell>
          <table:table-cell table:formula="of:=AVERAGE([.J46:.J55])" office:value-type="float" office:value="0.9076" calcext:value-type="float">
            <text:p>0.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no_print</text:p>
          </table:table-cell>
          <table:table-cell table:formula="of:=AVERAGE([.J57:.J66])" office:value-type="float" office:value="0.8798" calcext:value-type="float">
            <text:p>0.8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op</text:p>
          </table:table-cell>
          <table:table-cell table:formula="of:=AVERAGE([.J68:.J77])" office:value-type="float" office:value="0.645" calcext:value-type="float">
            <text:p>0.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ref</text:p>
          </table:table-cell>
          <table:table-cell table:formula="of:=AVERAGE([.J79:.J88])" office:value-type="float" office:value="0.2964" calcext:value-type="float">
            <text:p>0.296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04T22:35:57.676776554</dc:date>
    <meta:editing-duration>PT27S</meta:editing-duration>
    <meta:editing-cycles>1</meta:editing-cycles>
    <meta:document-statistic meta:table-count="1" meta:cell-count="828" meta:object-count="0"/>
  </office:meta>
</office:document-meta>
</file>